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Nirmala UI" officeooo:rsid="000337c2" officeooo:paragraph-rsid="000337c2"/>
    </style:style>
    <style:style style:name="P2" style:family="paragraph" style:parent-style-name="Text_20_body">
      <style:text-properties style:font-name="Nirmala UI"/>
    </style:style>
    <style:style style:name="P3" style:family="paragraph" style:parent-style-name="Text_20_body">
      <style:text-properties style:font-name="Nirmala UI" officeooo:rsid="000337c2" officeooo:paragraph-rsid="000337c2"/>
    </style:style>
    <style:style style:name="P4" style:family="paragraph" style:parent-style-name="Text_20_body">
      <style:text-properties style:font-name="Nirmala UI" fo:font-weight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rmala U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rmala UI" fo:font-size="11pt" fo:font-style="normal" style:text-underline-style="none" fo:font-weight="normal" officeooo:rsid="000337c2" officeooo:paragraph-rsid="000337c2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Nirmala UI" fo:font-size="11pt" fo:font-style="normal" style:text-underline-style="none" fo:font-weight="normal" style:text-blinking="false" fo:background-color="transparent"/>
    </style:style>
    <style:style style:name="P9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Nirmala UI" fo:font-size="16pt" fo:font-style="normal" style:text-underline-style="none" fo:font-weight="normal" style:text-blinking="false" fo:background-color="transparent"/>
    </style:style>
    <style:style style:name="P10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Nirmala UI" fo:font-size="14pt" fo:font-style="normal" style:text-underline-style="none" fo:font-weight="normal" style:text-blinking="false" fo:background-color="transparent"/>
    </style:style>
    <style:style style:name="P11" style:family="paragraph" style:parent-style-name="Heading_20_1">
      <style:text-properties fo:font-variant="normal" fo:text-transform="none" fo:color="#000000" style:text-line-through-style="none" style:text-line-through-type="none" style:font-name="Nirmala UI" fo:font-size="20pt" fo:font-style="normal" style:text-underline-style="none" fo:font-weight="normal" officeooo:rsid="000337c2" officeooo:paragraph-rsid="000337c2" style:text-blinking="false" fo:background-color="transparent"/>
    </style:style>
    <style:style style:name="P12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Nirmala UI" fo:font-size="20pt" fo:font-style="normal" style:text-underline-style="none" fo:font-weight="normal" style:text-blinking="false" fo:background-color="transparent"/>
    </style:style>
    <style:style style:name="T1" style:family="text">
      <style:text-properties officeooo:rsid="000337c2"/>
    </style:style>
    <style:style style:name="T2" style:family="text">
      <style:text-properties fo:font-variant="normal" fo:text-transform="none" fo:color="#1155cc" style:text-line-through-style="none" style:text-line-through-type="none" style:font-name="Nirmala UI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Camera 3C</text:p>
      <text:p text:style-name="P3"/>
      <text:h text:style-name="P11" text:outline-level="1"><text:bookmark text:name="docs-internal-guid-16a02e1c-7fff-0872-fb0f-2e0128ba9629"/>3D : Ghost Recon Wildlands</text:h>
      <text:p text:style-name="P2"/>
      <text:h text:style-name="P9" text:outline-level="2">Character Camera : TPS</text:h>
      <text:p text:style-name="Standard"/>
      <text:h text:style-name="P10" text:outline-level="3">Control :</text:h>
      <text:p text:style-name="P5">movement : ZQSD / Left joystick</text:p>
      <text:p text:style-name="P5">Swap to drone : W / Y</text:p>
      <text:p text:style-name="P2"/>
      <text:h text:style-name="P10" text:outline-level="3">Camera parameter :</text:h>
      <text:p text:style-name="P5">stay over the shoulder</text:p>
      <text:p text:style-name="P5">the camera is separated from the character</text:p>
      <text:p text:style-name="P5">bobbing when walking (more when running) <text:span text:style-name="T1">that must follow the character footsteps </text:span></text:p>
      <text:p text:style-name="P2"/>
      <text:h text:style-name="P9" text:outline-level="2">Drone Camera : FPS</text:h>
      <text:h text:style-name="P10" text:outline-level="3">Control :</text:h>
      <text:p text:style-name="P5">movement : ZQSD / Left joystick</text:p>
      <text:p text:style-name="P5">Camera movement : mouse / right joystick</text:p>
      <text:p text:style-name="P5">height change : </text:p>
      <text:list xml:id="list8952683434615516340" text:style-name="L1">
        <text:list-item>
          <text:p text:style-name="P8">Up : Shift / RT</text:p>
        </text:list-item>
        <text:list-item>
          <text:p text:style-name="P8">Down : Ctrl / LT</text:p>
        </text:list-item>
      </text:list>
      <text:p text:style-name="P5">Swap to character : W / Y</text:p>
      <text:p text:style-name="P6">Zoom in : mouse wheel down / RB</text:p>
      <text:p text:style-name="P6">Zoom out : mouse wheel up / LB</text:p>
      <text:p text:style-name="P2"><text:soft-page-break/></text:p>
      <text:h text:style-name="P10" text:outline-level="3">Camera parameter :</text:h>
      <text:p text:style-name="P5">bobbing for movement (increase when you acceleration)</text:p>
      <text:p text:style-name="P5">deceleration</text:p>
      <text:p text:style-name="P5">can’t see above (dead zone)</text:p>
      <text:p text:style-name="P5">the camera block at the bottom (you need to rotate the camera to go to the top of the other side</text:p>
      <text:p text:style-name="P2"/>
      <text:p text:style-name="P5">Reference :</text:p>
      <text:p text:style-name="P7"><text:a xlink:type="simple" xlink:href="https://youtu.be/9CSAHrVRQvk?si=KLlH0wsSxnVfBqAO" text:style-name="Internet_20_link" text:visited-style-name="Visited_20_Internet_20_Link"><text:span text:style-name="T2">Ghost Recon Wildlands: Basic Drone Techniques</text:span></text:a></text:p>
      <text:p text:style-name="P4"><text:line-break/><text:line-break/></text:p>
      <text:h text:style-name="P12" text:outline-level="1">2D : Stardew Valley</text:h>
      <text:p text:style-name="P2"/>
      <text:h text:style-name="P10" text:outline-level="3">Control :</text:h>
      <text:p text:style-name="P5">movement : ZQSD / Left joystick</text:p>
      <text:p text:style-name="P2"/>
      <text:h text:style-name="P10" text:outline-level="3">Camera parameter : </text:h>
      <text:p text:style-name="P5">follow the character</text:p>
      <text:p text:style-name="P5">a lot of end of the world bound for each part of the map</text:p>
      <text:p text:style-name="P6">Fade in fade out for map transition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3T15:05:57.922000000</meta:creation-date>
    <dc:date>2024-11-23T15:18:47.202000000</dc:date>
    <meta:editing-duration>PT12M49S</meta:editing-duration>
    <meta:editing-cycles>1</meta:editing-cycles>
    <meta:document-statistic meta:table-count="0" meta:image-count="0" meta:object-count="0" meta:page-count="2" meta:paragraph-count="36" meta:word-count="194" meta:character-count="972" meta:non-whitespace-character-count="808"/>
    <meta:generator>LibreOffice/5.0.4.2$Windows_x86 LibreOffice_project/2b9802c1994aa0b7dc6079e128979269cf95bc78</meta:generator>
  </office:meta>
</office:document-meta>
</file>